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5c419" officeooo:paragraph-rsid="0015c419"/>
    </style:style>
    <style:style style:name="P2" style:family="paragraph" style:parent-style-name="Heading_20_3">
      <style:text-properties officeooo:rsid="0015c419" officeooo:paragraph-rsid="0015c419"/>
    </style:style>
    <style:style style:name="P3" style:family="paragraph" style:parent-style-name="Text_20_body">
      <style:text-properties officeooo:rsid="0015c419" officeooo:paragraph-rsid="0015c419"/>
    </style:style>
    <style:style style:name="P4" style:family="paragraph" style:parent-style-name="Text_20_body">
      <style:text-properties style:text-underline-style="solid" style:text-underline-width="auto" style:text-underline-color="font-color" officeooo:rsid="0015c419" officeooo:paragraph-rsid="0015c419"/>
    </style:style>
    <style:style style:name="P5" style:family="paragraph" style:parent-style-name="Text_20_body">
      <style:text-properties fo:font-style="italic" style:text-underline-style="solid" style:text-underline-width="auto" style:text-underline-color="font-color" officeooo:rsid="00168b11" officeooo:paragraph-rsid="00168b11" style:font-style-asian="italic" style:font-style-complex="italic"/>
    </style:style>
    <style:style style:name="P6" style:family="paragraph" style:parent-style-name="Text_20_body">
      <style:text-properties fo:font-style="italic" style:text-underline-style="none" officeooo:rsid="0015c419" officeooo:paragraph-rsid="0015c419" style:font-style-asian="italic" style:font-style-complex="italic"/>
    </style:style>
    <style:style style:name="P7" style:family="paragraph" style:parent-style-name="Text_20_body">
      <style:text-properties fo:font-weight="bold" officeooo:rsid="0015c419" officeooo:paragraph-rsid="0015c419" style:font-weight-asian="bold" style:font-weight-complex="bold"/>
    </style:style>
    <style:style style:name="P8" style:family="paragraph" style:parent-style-name="Text_20_body">
      <style:text-properties officeooo:rsid="00168b11" officeooo:paragraph-rsid="00168b1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8b11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ew note (Marine Biology II) – Filter</text:h>
      <text:p text:style-name="P6">This file was last modified on Wednesday, March 24<text:span text:style-name="T1">th</text:span> 2021 at 2:31 pm</text:p>
      <text:p text:style-name="P4">Part of the new Marine Biology phase (March 23<text:span text:style-name="T1">rd</text:span> 2021-present)</text:p>
      <text:p text:style-name="P7">Marine Biology I: 2011-2015</text:p>
      <text:h text:style-name="Heading_20_3" text:outline-level="3">Notes</text:h>
      <text:p text:style-name="P3">Filters actually work</text:p>
      <text:p text:style-name="P3">Filters have a piece on the tube that prevents fish from getting sucked in</text:p>
      <text:p text:style-name="P3">A bigger filter is required for a bigger tank (a 10 gallon filter does not work very well on a 29 gallon tank, a 30-60 gallon filter works extremely well on a 29 gallon tank)</text:p>
      <text:h text:style-name="P2" text:outline-level="3">Feeding notes</text:h>
      <text:p text:style-name="P7">Feeding fish</text:p>
      <text:p text:style-name="P3">Make sure to turn the filter off for 15 minutes while the fish eat, so the filter doesn’t get clogged. The fish should only take 3 minutes to finish eating (goldfish, tetra neon, cleaner, snails)</text:p>
      <text:h text:style-name="P2" text:outline-level="3">File info</text:h>
      <text:p text:style-name="P3">File version: 1 (Wednesday, March 24<text:span text:style-name="T1">th</text:span> 2021 at 2:31 pm)</text:p>
      <text:p text:style-name="P7">File history</text:p>
      <text:p text:style-name="P3">Version 1 (Wednesday, March 24<text:span text:style-name="T1">th</text:span> 2021 at 2:31 pm) <text:span text:style-name="T3">{</text:span></text:p>
      <text:p text:style-name="P5">Changes:</text:p>
      <text:p text:style-name="P3">Started the file</text:p>
      <text:p text:style-name="P3">Added the title section</text:p>
      <text:p text:style-name="P3">Added the notes section</text:p>
      <text:p text:style-name="P3">Added the feeding notes section</text:p>
      <text:p text:style-name="P3">Added the file info section</text:p>
      <text:p text:style-name="P8"><text:span text:style-name="T4">No other changes in version 1 </text:span>}</text:p>
      <text:p text:style-name="P8">Version 2 (Coming soon) {</text:p>
      <text:p text:style-name="P5">Changes:</text:p>
      <text:p text:style-name="P8">Coming soon</text:p>
      <text:p text:style-name="P8"><text:span text:style-name="T4">No other changes in version 2 </text:span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4:24:24.596412244</meta:creation-date>
    <dc:date>2021-03-24T14:31:05.046638325</dc:date>
    <meta:editing-duration>PT6M41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26" meta:word-count="193" meta:character-count="1049" meta:non-whitespace-character-count="881"/>
  </office:meta>
</office:document-meta>
</file>